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lientInitializer.needsReflection( AptField genFiel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lientInitializer.getClass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ientInitializer.ClientInitializer( AptControlClient controlClien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lientInitializer.getShor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ientInitializer.getReflectFiel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lientInitializer.getControlCli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ientInitializer.getPack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ientInitializer.isRootPackag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ClientInitializer.getSuperCla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